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P1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officeooo:paragraph-rsid="001ab8a1"/>
    </style:style>
    <style:style style:name="P3" style:family="paragraph" style:parent-style-name="Preformatted_20_Text">
      <style:paragraph-properties fo:text-align="start" style:justify-single-word="false"/>
      <style:text-properties officeooo:paragraph-rsid="001ab8a1"/>
    </style:style>
    <style:style style:name="P4" style:family="paragraph" style:parent-style-name="Preformatted_20_Text">
      <style:text-properties officeooo:paragraph-rsid="001ab8a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bold" officeooo:rsid="001ab8a1" style:font-size-asian="12pt" style:font-weight-asian="bold" style:font-size-complex="12pt" style:font-weight-complex="bold"/>
    </style:style>
    <style:style style:name="T5" style:family="text">
      <style:text-properties officeooo:rsid="001ab8a1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officeooo:rsid="001ab8a1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fo:color="#c9211e" loext:opacity="100%" fo:font-weight="bold" officeooo:rsid="001ab8a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text:span text:style-name="T4">Mort aux cons – Tagada Jones</text:span></text:p>
      <text:p text:style-name="P3"><text:span text:style-name="T4"/>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3"><text:s text:c="4"/><text:span text:style-name="T8">Dm</text:span> </text:p>
            <text:p text:style-name="P4"><text:s/>La la</text:p>
            <text:p text:style-name="P4"><text:s text:c="10"/><text:span text:style-name="T8">Am</text:span> </text:p>
            <text:p text:style-name="P4"><text:s/>La la la la</text:p>
            <text:p text:style-name="P4"><text:s text:c="10"/><text:span text:style-name="T8">B♭</text:span><text:span text:style-name="T9">(6)</text:span> </text:p>
            <text:p text:style-name="P4"><text:s/>La la la la</text:p>
            <text:p text:style-name="P4"><text:s text:c="10"/><text:span text:style-name="T8">F</text:span> </text:p>
            <text:p text:style-name="P4"><text:s/>La la la la</text:p>
            <text:p text:style-name="P4"/>
            <text:p text:style-name="P4"/>
            <text:p text:style-name="P4"><text:s text:c="12"/><text:span text:style-name="T8">Dm</text:span> </text:p>
            <text:p text:style-name="P4"><text:s/>Où sont passés les camarades</text:p>
            <text:p text:style-name="P4"><text:s text:c="13"/><text:span text:style-name="T8">Am</text:span> </text:p>
            <text:p text:style-name="P4"><text:s/>Ceux qui montaient les barricades</text:p>
            <text:p text:style-name="P4"><text:s text:c="13"/><text:span text:style-name="T8">B♭</text:span> </text:p>
            <text:p text:style-name="P4"><text:s/>Pendant les manifestations</text:p>
            <text:p text:style-name="P4"><text:s text:c="16"/><text:span text:style-name="T8">F</text:span> </text:p>
            <text:p text:style-name="P4"><text:s/>Qui chantaient "MORT AUX PATRONS" ?</text:p>
            <text:p text:style-name="P4"/>
            <text:p text:style-name="P4"/>
            <text:p text:style-name="P4"><text:s text:c="12"/><text:span text:style-name="T8">Dm</text:span> </text:p>
            <text:p text:style-name="P4"><text:s/>Où sont passés les camarades</text:p>
            <text:p text:style-name="P4"><text:s text:c="15"/><text:span text:style-name="T8">Am</text:span> </text:p>
            <text:p text:style-name="P4"><text:s/>Qui montaient toujours au charbon</text:p>
            <text:p text:style-name="P4"><text:s text:c="18"/><text:span text:style-name="T8">B♭</text:span> </text:p>
            <text:p text:style-name="P4"><text:s/>Qui chantaient l'Internationale</text:p>
            <text:p text:style-name="P4"><text:s text:c="14"/><text:span text:style-name="T8">F</text:span> </text:p>
            <text:p text:style-name="P4"><text:s/>Et prônaient la Révolution ?</text:p>
            <text:p text:style-name="P4"/>
            <text:p text:style-name="P4"/>
            <text:p text:style-name="P4"><text:s text:c="12"/><text:span text:style-name="T8">Dm</text:span> </text:p>
            <text:p text:style-name="P4"><text:s/>Où sont passés les camarades,</text:p>
            <text:p text:style-name="P4"><text:s text:c="14"/><text:span text:style-name="T8">Am</text:span> </text:p>
            <text:p text:style-name="P4"><text:s/>Les meneurs, les grèves générales</text:p>
            <text:p text:style-name="P4"><text:s text:c="10"/><text:span text:style-name="T8">B♭</text:span> </text:p>
            <text:p text:style-name="P4"><text:s/>Ceux qui avant faisaient front</text:p>
            <text:p text:style-name="P4"><text:s text:c="18"/><text:span text:style-name="T8">F</text:span> </text:p>
            <text:p text:style-name="P4"><text:s/>Et osaient crier "MORT AUX CONS" ?</text:p>
            <text:p text:style-name="P4"/>
            <text:p text:style-name="P4"/>
            <text:p text:style-name="P4"><text:s text:c="12"/><text:span text:style-name="T8">Dm</text:span> </text:p>
            <text:p text:style-name="P4"><text:s/>Où sont passés les camarades,</text:p>
            <text:p text:style-name="P4"><text:s text:c="13"/><text:span text:style-name="T8">Am</text:span> </text:p>
            <text:p text:style-name="P4"><text:s/>Les slogans et les palissades</text:p>
            <text:p text:style-name="P4"><text:s text:c="15"/><text:span text:style-name="T8">B♭</text:span> </text:p>
            <text:p text:style-name="P4"><text:s/>Fraîchement repeintes de couleur sombre</text:p>
            <text:p text:style-name="P4"><text:s text:c="14"/><text:span text:style-name="T8">F</text:span> </text:p>
            <text:p text:style-name="P4"><text:s/>Des mots de lutte et de ralliement ?</text:p>
            <text:p text:style-name="P4"/>
            <text:p text:style-name="P4"/>
            <text:p text:style-name="P4"><text:s text:c="15"/><text:span text:style-name="T8">Dm <text:s text:c="11"/>B♭</text:span> </text:p>
            <text:p text:style-name="P4"><text:s/>Ils sont bien loin les camarades !</text:p>
            <text:p text:style-name="P4"><text:s text:c="18"/><text:span text:style-name="T8">F </text:span></text:p>
            <text:p text:style-name="P4"><text:s/>Leur musique militaire est de retour</text:p>
            <text:p text:style-name="P4"><text:s text:c="12"/><text:span text:style-name="T8">Am</text:span> </text:p>
            <text:p text:style-name="P4"><text:s/>La chemise brune au gout du jour</text:p>
            <text:p text:style-name="P4"><text:s text:c="15"/><text:span text:style-name="T8">Dm</text:span> <text:s text:c="9"/><text:span text:style-name="T8"><text:s/>B♭</text:span> </text:p>
            <text:p text:style-name="P4"><text:s/>Ils sont bien loin les camarades !</text:p>
            <text:p text:style-name="P4"><text:s text:c="10"/><text:span text:style-name="T8">F</text:span> </text:p>
            <text:p text:style-name="P4"><text:s/>Le rouge vire au bleu marine</text:p>
            <text:p text:style-name="P4"><text:soft-page-break/><text:s text:c="9"/><text:span text:style-name="T8">Am</text:span> </text:p>
            <text:p text:style-name="P4"><text:s/>Et je dégueule leur doctrine</text:p>
            <text:p text:style-name="P4"/>
            <text:p text:style-name="P4"/>
            <text:p text:style-name="P4"><text:s text:c="5"/><text:span text:style-name="T8">Dm</text:span> </text:p>
            <text:p text:style-name="P4"><text:s/>La la</text:p>
            <text:p text:style-name="P4"><text:s text:c="10"/><text:span text:style-name="T8">Am</text:span> </text:p>
            <text:p text:style-name="P4"><text:s/>La la la la</text:p>
            <text:p text:style-name="P4"><text:s text:c="10"/><text:span text:style-name="T8">B♭</text:span> </text:p>
            <text:p text:style-name="P4"><text:s/>La la la la</text:p>
            <text:p text:style-name="P4"><text:s text:c="10"/><text:span text:style-name="T8">F</text:span> </text:p>
            <text:p text:style-name="P4"><text:s/>La la la la</text:p>
            <text:p text:style-name="P4"/>
            <text:p text:style-name="P4"/>
            <text:p text:style-name="P4"><text:s text:c="12"/><text:span text:style-name="T8">Dm</text:span> </text:p>
            <text:p text:style-name="P4"><text:s/>Où sont passés les camarades,</text:p>
            <text:p text:style-name="P4"><text:s text:c="13"/><text:span text:style-name="T8">Am</text:span> </text:p>
            <text:p text:style-name="P4"><text:s/>Les travailleurs, les partisans</text:p>
            <text:p text:style-name="P4"><text:s text:c="15"/><text:span text:style-name="T8">B♭</text:span> </text:p>
            <text:p text:style-name="P4"><text:s/>Qui à chaque sortie du vieux con</text:p>
            <text:p text:style-name="P4"><text:s text:c="14"/><text:span text:style-name="T8">F</text:span> </text:p>
            <text:p text:style-name="P4"><text:s/>Osaient crier "MORT AU FRONT"?</text:p>
            <text:p text:style-name="P4"/>
          </table:table-cell>
          <table:table-cell table:style-name="Tableau1.B1" office:value-type="string">
            <text:p text:style-name="P4"><text:s text:c="11"/><text:span text:style-name="T8">Dm</text:span> </text:p>
            <text:p text:style-name="P4"><text:s/>Où sont passés les camarades,</text:p>
            <text:p text:style-name="P4"><text:s text:c="13"/><text:span text:style-name="T8">Am</text:span> </text:p>
            <text:p text:style-name="P4"><text:s/>Les populistes, les misérables?</text:p>
            <text:p text:style-name="P4"><text:s text:c="15"/><text:span text:style-name="T8">B♭ </text:span></text:p>
            <text:p text:style-name="P4"><text:s/>Ils lèchent le cul des Thénardiers</text:p>
            <text:p text:style-name="P4"><text:s text:c="14"/><text:span text:style-name="T8">F</text:span> </text:p>
            <text:p text:style-name="P4"><text:s/>Avant de bien se faire enculer!</text:p>
            <text:p text:style-name="P4"/>
            <text:p text:style-name="P4"/>
            <text:p text:style-name="P4"><text:s text:c="15"/><text:span text:style-name="T8">Dm</text:span> <text:s text:c="11"/><text:span text:style-name="T8">B♭</text:span> </text:p>
            <text:p text:style-name="P4"><text:s/>Ils sont bien loin les camarades !</text:p>
            <text:p text:style-name="P4"><text:s text:c="18"/><text:span text:style-name="T8">F</text:span> </text:p>
            <text:p text:style-name="P4"><text:s/>Leur musique militaire est de retour</text:p>
            <text:p text:style-name="P4"><text:s text:c="12"/><text:span text:style-name="T8">Am</text:span> </text:p>
            <text:p text:style-name="P4"><text:s/>La chemise brune au gout du jour</text:p>
            <text:p text:style-name="P4"><text:s text:c="15"/><text:span text:style-name="T8">Dm</text:span> <text:s text:c="10"/><text:span text:style-name="T8">B♭</text:span> </text:p>
            <text:p text:style-name="P4"><text:s/>Ils sont bien loin les camarades !</text:p>
            <text:p text:style-name="P4"><text:s text:c="10"/><text:span text:style-name="T8">F</text:span> </text:p>
            <text:p text:style-name="P4"><text:s/>Le rouge vire au bleu marine</text:p>
            <text:p text:style-name="P4"><text:s text:c="9"/><text:span text:style-name="T8">Am</text:span> </text:p>
            <text:p text:style-name="P4"><text:s/>Et je dégueule leur doctrine</text:p>
            <text:p text:style-name="P4"/>
            <text:p text:style-name="P4"/>
            <text:p text:style-name="P4"><text:s text:c="5"/><text:span text:style-name="T8">Dm</text:span> </text:p>
            <text:p text:style-name="P4"><text:s/>La la</text:p>
            <text:p text:style-name="P4"><text:s text:c="10"/><text:span text:style-name="T8">Am</text:span> </text:p>
            <text:p text:style-name="P4"><text:s/>La la la la</text:p>
            <text:p text:style-name="P4"><text:s text:c="10"/><text:span text:style-name="T8">B♭</text:span> </text:p>
            <text:p text:style-name="P4"><text:s/>La la la la</text:p>
            <text:p text:style-name="P4"><text:s text:c="10"/><text:span text:style-name="T8">F</text:span> </text:p>
            <text:p text:style-name="P4"><text:s/>La la la la</text:p>
            <text:p text:style-name="P4"/>
            <text:p text:style-name="P4"/>
            <text:p text:style-name="P4"><text:s text:c="12"/><text:span text:style-name="T8">Dm</text:span> </text:p>
            <text:p text:style-name="P4"><text:s/>Aujourd'hui c'est la débandade,</text:p>
            <text:p text:style-name="P4"><text:s text:c="13"/><text:span text:style-name="T8">Am</text:span> </text:p>
            <text:p text:style-name="P4"><text:s/>Les camarades ont foutu le camp !</text:p>
            <text:p text:style-name="P4"><text:s text:c="15"/><text:span text:style-name="T8">B♭</text:span> </text:p>
            <text:p text:style-name="P4"><text:s/>Les extrémistes fanfaronnent,</text:p>
            <text:p text:style-name="P4"><text:s text:c="14"/><text:span text:style-name="T8">F</text:span> </text:p>
            <text:p text:style-name="P4"><text:s/>Objectif: le gouvernement !</text:p>
            <text:p text:style-name="P4"/>
            <text:p text:style-name="P4"/>
            <text:p text:style-name="P4"><text:s text:c="12"/><text:span text:style-name="T8">Dm</text:span> </text:p>
            <text:p text:style-name="P4"><text:s/>Les miliciens sont plein d'espoir,</text:p>
            <text:p text:style-name="P4"><text:s text:c="13"/><text:span text:style-name="T8">Am</text:span> </text:p>
            <text:p text:style-name="P4"><text:s/>Ils arrivent aux portes du pouvoir</text:p>
            <text:p text:style-name="P4"><text:s text:c="15"/><text:span text:style-name="T8">B♭</text:span> </text:p>
            <text:p text:style-name="P4"><text:s/>Loin du temps où l'on chantait</text:p>
            <text:p text:style-name="P4"><text:s text:c="14"/><text:span text:style-name="T8">F</text:span> </text:p>
            <text:p text:style-name="P4"><text:s/>"PLUS JAMAIS DE 20 pourcents" !</text:p>
            <text:p text:style-name="P4"/>
            <text:p text:style-name="P4"/>
            <text:p text:style-name="P4"><text:s text:c="15"/><text:span text:style-name="T8">Dm</text:span> <text:s text:c="11"/><text:span text:style-name="T8">B♭</text:span> </text:p>
            <text:p text:style-name="P4"><text:s/>Ils sont bien loin les camarades !</text:p>
            <text:p text:style-name="P4"><text:s text:c="18"/><text:span text:style-name="T8">F</text:span> </text:p>
            <text:p text:style-name="P4"><text:s/>Leur musique militaire est de retour</text:p>
            <text:p text:style-name="P4"><text:s text:c="12"/><text:span text:style-name="T8">Am</text:span> </text:p>
            <text:p text:style-name="P4"><text:s/>La chemise brune au gout du jour</text:p>
            <text:p text:style-name="P4"><text:s text:c="15"/></text:p>
            <text:p text:style-name="P4"><text:soft-page-break/><text:span text:style-name="T8">Dm</text:span> <text:s text:c="9"/><text:span text:style-name="T8"><text:s/>B♭</text:span> </text:p>
            <text:p text:style-name="P4"><text:s/>Ils sont bien loin les camarades !</text:p>
            <text:p text:style-name="P4"><text:s text:c="10"/><text:span text:style-name="T8">F</text:span> </text:p>
            <text:p text:style-name="P4"><text:s/>Le rouge vire au bleu marine</text:p>
            <text:p text:style-name="P4"><text:s text:c="9"/><text:span text:style-name="T8">Am</text:span> </text:p>
            <text:p text:style-name="P4"><text:s/>Et je dégueule leur doctrine</text:p>
            <text:p text:style-name="P4"/>
            <text:p text:style-name="P4"/>
            <text:p text:style-name="P4"><text:s text:c="5"/><text:span text:style-name="T8">Dm</text:span> </text:p>
            <text:p text:style-name="P4"><text:s/>La la</text:p>
            <text:p text:style-name="P4"><text:s text:c="10"/><text:span text:style-name="T8">Am</text:span> </text:p>
            <text:p text:style-name="P4"><text:s/>La la la la</text:p>
            <text:p text:style-name="P4"><text:s text:c="10"/><text:span text:style-name="T8">B♭</text:span> </text:p>
            <text:p text:style-name="P4"><text:s/>La la la la</text:p>
            <text:p text:style-name="P4"><text:s text:c="10"/><text:span text:style-name="T8">F</text:span> </text:p>
            <text:p text:style-name="P4"><text:s/>La la la la</text:p>
            <text:p text:style-name="P4"/>
            <text:p text:style-name="P4"/>
            <text:p text:style-name="P4"><text:s text:c="12"/><text:span text:style-name="T8">Dm</text:span> </text:p>
            <text:p text:style-name="P4"><text:s/>Que tu sois noir, que tu sois blanc</text:p>
            <text:p text:style-name="P4"><text:s text:c="13"/><text:span text:style-name="T8">Am</text:span> </text:p>
            <text:p text:style-name="P4"><text:s/>Que tu sois chrétien, juif ou musulman</text:p>
            <text:p text:style-name="P4"><text:s text:c="15"/><text:span text:style-name="T8">B♭</text:span> </text:p>
            <text:p text:style-name="P4"><text:s/>Que tu sois athée ou sans faction</text:p>
            <text:p text:style-name="P4"><text:s text:c="14"/><text:span text:style-name="T8">F</text:span> </text:p>
            <text:p text:style-name="P4"><text:s/>Chante avec nous ce "MORT AUX CONS" !</text:p>
          </table:table-cell>
        </table:table-row>
      </table:table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6T08:18:35.336000000</meta:creation-date>
    <dc:date>2024-07-26T08:38:07.065000000</dc:date>
    <meta:editing-duration>PT32S</meta:editing-duration>
    <meta:editing-cycles>1</meta:editing-cycles>
    <meta:document-statistic meta:table-count="1" meta:image-count="0" meta:object-count="0" meta:page-count="2" meta:paragraph-count="142" meta:word-count="446" meta:character-count="3108" meta:non-whitespace-character-count="1732"/>
    <meta:generator>LibreOffice/24.2.0.3$Windows_X86_64 LibreOffice_project/da48488a73ddd66ea24cf16bbc4f7b9c08e9bea1</meta:generator>
  </office:meta>
</office:document-meta>
</file>